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0.778cm"/>
    </style:style>
    <style:style style:name="co3" style:family="table-column">
      <style:table-column-properties fo:break-before="auto" style:column-width="1.912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939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1.991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2.835cm"/>
    </style:style>
    <style:style style:name="co12" style:family="table-column">
      <style:table-column-properties fo:break-before="auto" style:column-width="3.256cm"/>
    </style:style>
    <style:style style:name="co13" style:family="table-column">
      <style:table-column-properties fo:break-before="auto" style:column-width="1.252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004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number-columns-repeated="5" table:default-cell-style-name="Default"/>
        <table:table-column table:style-name="co16" table:default-cell-style-name="Default"/>
        <table:table-column table:style-name="co15" table:number-columns-repeated="993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SR</text:p>
          </table:table-cell>
          <table:table-cell table:style-name="ce1" office:value-type="string">
            <text:p>Computer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Printer</text:p>
          </table:table-cell>
          <table:table-cell table:style-name="ce1" office:value-type="string">
            <text:p>Monitor</text:p>
          </table:table-cell>
          <table:table-cell table:style-name="ce1" office:value-type="string">
            <text:p>Peripheral</text:p>
          </table:table-cell>
          <table:table-cell table:style-name="ce1" office:value-type="string">
            <text:p>Phone</text:p>
          </table:table-cell>
          <table:table-cell table:style-name="ce1" office:value-type="string">
            <text:p>Software</text:p>
          </table:table-cell>
          <table:table-cell table:style-name="ce1" office:value-type="string">
            <text:p>License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Budget</text:p>
          </table:table-cell>
          <table:table-cell table:style-name="ce1" office:value-type="string">
            <text:p>Contact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Contract</text:p>
          </table:table-cell>
          <table:table-cell table:style-name="ce1" office:value-type="string">
            <text:p>CartridgeItem</text:p>
          </table:table-cell>
          <table:table-cell table:style-name="ce1" office:value-type="string">
            <text:p>TypeDoc</text:p>
          </table:table-cell>
          <table:table-cell table:style-name="ce1" office:value-type="string">
            <text:p>Document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Consumableitem</text:p>
          </table:table-cell>
          <table:table-cell table:style-name="ce1" office:value-type="string">
            <text:p>Link</text:p>
          </table:table-cell>
          <table:table-cell/>
          <table:table-cell table:style-name="ce1" office:value-type="string">
            <text:p>Group</text:p>
          </table:table-cell>
          <table:table-cell table:style-name="ce1" office:value-type="string">
            <text:p>Entity</text:p>
          </table:table-cell>
          <table:table-cell table:style-name="ce1" office:value-type="string">
            <text:p>Tracking</text:p>
          </table:table-cell>
          <table:table-cell table:style-name="ce1" office:value-type="string">
            <text:p>Ocsng</text:p>
          </table:table-cell>
          <table:table-cell table:style-name="ce1" office:value-type="string">
            <text:p>Profile</text:p>
          </table:table-cell>
          <table:table-cell table:style-name="ce1" office:value-type="string">
            <text:p>Mailgate</text:p>
          </table:table-cell>
          <table:table-cell table:style-name="ce1" office:value-type="string">
            <text:p>Transfer</text:p>
          </table:table-cell>
          <table:table-cell table:style-name="ce1" office:value-type="string">
            <text:p>Crontasks</text:p>
          </table:table-cell>
          <table:table-cell table:style-name="ce1" office:value-type="string">
            <text:p>TicketCategory</text:p>
          </table:table-cell>
          <table:table-cell table:style-name="ce1" office:value-type="string">
            <text:p>TaskCategory</text:p>
          </table:table-cell>
          <table:table-cell table:style-name="ce1" table:number-columns-repeated="992"/>
        </table:table-row>
        <table:table-row table:style-name="ro2">
          <table:table-cell table:style-name="ce2" office:value-type="string">
            <text:p>SR</text:p>
          </table:table-cell>
          <table:table-cell/>
          <table:table-cell table:style-name="ce2" office:value-type="string">
            <text:p>SR</text:p>
          </table:table-cell>
          <table:table-cell table:style-name="ce2" office:value-type="string">
            <text:p>SR</text:p>
          </table:table-cell>
          <table:table-cell table:style-name="ce2" office:value-type="string">
            <text:p>SR</text:p>
          </table:table-cell>
          <table:table-cell table:style-name="ce2" office:value-type="string">
            <text:p>SR</text:p>
          </table:table-cell>
          <table:table-cell table:style-name="ce2" office:value-type="string">
            <text:p>SR</text:p>
          </table:table-cell>
          <table:table-cell table:style-name="ce2" office:value-type="string">
            <text:p>SR</text:p>
          </table:table-cell>
          <table:table-cell table:style-name="ce2" office:value-type="string">
            <text:p>R</text:p>
          </table:table-cell>
          <table:table-cell table:style-name="ce2" table:number-columns-repeated="12"/>
          <table:table-cell/>
          <table:table-cell table:style-name="ce2" table:number-columns-repeated="100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R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table:style-name="ce3" table:number-columns-repeated="2"/>
          <table:table-cell table:style-name="ce3"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/>
          <table:table-cell office:value-type="string">
            <text:p>Name</text:p>
          </table:table-cell>
          <table:table-cell office:value-type="string">
            <text:p>Name</text:p>
          </table:table-cell>
          <table:table-cell/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office:value-type="string">
            <text:p>name</text:p>
          </table:table-cell>
          <table:table-cell table:number-columns-repeated="99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R</text:p>
          </table:table-cell>
          <table:table-cell table:number-columns-repeated="7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begin</text:p>
          </table:table-cell>
          <table:table-cell table:number-columns-repeated="9" office:value-type="string">
            <text:p>id</text:p>
          </table:table-cell>
          <table:table-cell/>
          <table:table-cell table:number-columns-repeated="2" office:value-type="string">
            <text:p>id</text:p>
          </table:table-cell>
          <table:table-cell table:style-name="ce3" office:value-type="string">
            <text:p>Status</text:p>
          </table:table-cell>
          <table:table-cell/>
          <table:table-cell table:style-name="ce3" office:value-type="string">
            <text:p>interface</text:p>
          </table:table-cell>
          <table:table-cell table:style-name="ce3" office:value-type="string">
            <text:p>is_active</text:p>
          </table:table-cell>
          <table:table-cell/>
          <table:table-cell office:value-type="string">
            <text:p>id</text:p>
          </table:table-cell>
          <table:table-cell table:number-columns-repeated="99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R</text:p>
          </table:table-cell>
          <table:table-cell table:number-columns-repeated="7" office:value-type="string">
            <text:p>location</text:p>
          </table:table-cell>
          <table:table-cell office:value-type="string">
            <text:p>serial</text:p>
          </table:table-cell>
          <table:table-cell/>
          <table:table-cell office:value-type="string">
            <text:p>end</text:p>
          </table:table-cell>
          <table:table-cell office:value-type="string">
            <text:p>phone</text:p>
          </table:table-cell>
          <table:table-cell office:value-type="string">
            <text:p>address</text:p>
          </table:table-cell>
          <table:table-cell office:value-type="string">
            <text:p>num</text:p>
          </table:table-cell>
          <table:table-cell office:value-type="string">
            <text:p>location</text:p>
          </table:table-cell>
          <table:table-cell office:value-type="string">
            <text:p>ext</text:p>
          </table:table-cell>
          <table:table-cell office:value-type="string">
            <text:p>filename</text:p>
          </table:table-cell>
          <table:table-cell table:number-columns-repeated="2" office:value-type="string">
            <text:p>location</text:p>
          </table:table-cell>
          <table:table-cell office:value-type="string">
            <text:p>link</text:p>
          </table:table-cell>
          <table:table-cell/>
          <table:table-cell office:value-type="string">
            <text:p>ldap_fld</text:p>
          </table:table-cell>
          <table:table-cell office:value-type="string">
            <text:p>address</text:p>
          </table:table-cell>
          <table:table-cell office:value-type="string">
            <text:p>priority</text:p>
          </table:table-cell>
          <table:table-cell/>
          <table:table-cell office:value-type="string">
            <text:p>is_default</text:p>
          </table:table-cell>
          <table:table-cell table:number-columns-repeated="2"/>
          <table:table-cell office:value-type="string">
            <text:p>description</text:p>
          </table:table-cell>
          <table:table-cell table:number-columns-repeated="99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*</text:p>
          </table:table-cell>
          <table:table-cell table:number-columns-repeated="6" office:value-type="string">
            <text:p>type</text:p>
          </table:table-cell>
          <table:table-cell office:value-type="string">
            <text:p>OS</text:p>
          </table:table-cell>
          <table:table-cell office:value-type="string">
            <text:p>number</text:p>
          </table:table-cell>
          <table:table-cell/>
          <table:table-cell office:value-type="string">
            <text:p>Value</text:p>
          </table:table-cell>
          <table:table-cell office:value-type="string">
            <text:p>phone2</text:p>
          </table:table-cell>
          <table:table-cell office:value-type="string">
            <text:p>website</text:p>
          </table:table-cell>
          <table:table-cell table:number-columns-repeated="2" office:value-type="string">
            <text:p>type</text:p>
          </table:table-cell>
          <table:table-cell office:value-type="string">
            <text:p>mime</text:p>
          </table:table-cell>
          <table:table-cell office:value-type="string">
            <text:p>link</text:p>
          </table:table-cell>
          <table:table-cell/>
          <table:table-cell office:value-type="string">
            <text:p>type</text:p>
          </table:table-cell>
          <table:table-cell table:number-columns-repeated="2"/>
          <table:table-cell office:value-type="string">
            <text:p>ldap_val</text:p>
          </table:table-cell>
          <table:table-cell office:value-type="string">
            <text:p>website</text:p>
          </table:table-cell>
          <table:table-cell office:value-type="string">
            <text:p>user</text:p>
          </table:table-cell>
          <table:table-cell table:number-columns-repeated="4"/>
          <table:table-cell office:value-type="string">
            <text:p>state</text:p>
          </table:table-cell>
          <table:table-cell table:number-columns-repeated="99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</text:p>
          </table:table-cell>
          <table:table-cell office:value-type="string">
            <text:p>serial</text:p>
          </table:table-cell>
          <table:table-cell office:value-type="string">
            <text:p>serial</text:p>
          </table:table-cell>
          <table:table-cell office:value-type="string">
            <text:p>serial</text:p>
          </table:table-cell>
          <table:table-cell office:value-type="string">
            <text:p>serial</text:p>
          </table:table-cell>
          <table:table-cell office:value-type="string">
            <text:p>serial</text:p>
          </table:table-cell>
          <table:table-cell office:value-type="string">
            <text:p>serial</text:p>
          </table:table-cell>
          <table:table-cell office:value-type="string">
            <text:p>versions</text:p>
          </table:table-cell>
          <table:table-cell office:value-type="string">
            <text:p>type</text:p>
          </table:table-cell>
          <table:table-cell table:number-columns-repeated="2"/>
          <table:table-cell office:value-type="string">
            <text:p>fax</text:p>
          </table:table-cell>
          <table:table-cell office:value-type="string">
            <text:p>phone</text:p>
          </table:table-cell>
          <table:table-cell office:value-type="string">
            <text:p>begin</text:p>
          </table:table-cell>
          <table:table-cell/>
          <table:table-cell office:value-type="string">
            <text:p>upload</text:p>
          </table:table-cell>
          <table:table-cell office:value-type="string">
            <text:p>mime</text:p>
          </table:table-cell>
          <table:table-cell office:value-type="string">
            <text:p>email</text:p>
          </table:table-cell>
          <table:table-cell table:number-columns-repeated="3"/>
          <table:table-cell office:value-type="string">
            <text:p>ldap_dn</text:p>
          </table:table-cell>
          <table:table-cell office:value-type="string">
            <text:p>phone</text:p>
          </table:table-cell>
          <table:table-cell office:value-type="string">
            <text:p>user_asg</text:p>
          </table:table-cell>
          <table:table-cell table:number-columns-repeated="4"/>
          <table:table-cell office:value-type="string">
            <text:p>mode</text:p>
          </table:table-cell>
          <table:table-cell table:number-columns-repeated="99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</text:p>
          </table:table-cell>
          <table:table-cell office:value-type="string">
            <text:p>otherser</text:p>
          </table:table-cell>
          <table:table-cell office:value-type="string">
            <text:p>otherser</text:p>
          </table:table-cell>
          <table:table-cell office:value-type="string">
            <text:p>otherser</text:p>
          </table:table-cell>
          <table:table-cell office:value-type="string">
            <text:p>otherser</text:p>
          </table:table-cell>
          <table:table-cell office:value-type="string">
            <text:p>otherser</text:p>
          </table:table-cell>
          <table:table-cell office:value-type="string">
            <text:p>otherser</text:p>
          </table:table-cell>
          <table:table-cell/>
          <table:table-cell office:value-type="string">
            <text:p>buyver</text:p>
          </table:table-cell>
          <table:table-cell table:number-columns-repeated="2"/>
          <table:table-cell table:number-columns-repeated="2" office:value-type="string">
            <text:p>email</text:p>
          </table:table-cell>
          <table:table-cell office:value-type="string">
            <text:p>duration</text:p>
          </table:table-cell>
          <table:table-cell/>
          <table:table-cell office:value-type="string">
            <text:p>icon</text:p>
          </table:table-cell>
          <table:table-cell/>
          <table:table-cell office:value-type="string">
            <text:p>phone</text:p>
          </table:table-cell>
          <table:table-cell table:number-columns-repeated="3"/>
          <table:table-cell table:style-name="ce3" office:value-type="string">
            <text:p>recursive</text:p>
          </table:table-cell>
          <table:table-cell office:value-type="string">
            <text:p>email</text:p>
          </table:table-cell>
          <table:table-cell office:value-type="string">
            <text:p>supplier</text:p>
          </table:table-cell>
          <table:table-cell table:number-columns-repeated="4"/>
          <table:table-cell office:value-type="string">
            <text:p>frequency</text:p>
          </table:table-cell>
          <table:table-cell table:number-columns-repeated="994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3" office:value-type="string">
            <text:p>proc.</text:p>
          </table:table-cell>
          <table:table-cell table:number-columns-repeated="5" office:value-type="string">
            <text:p>contact</text:p>
          </table:table-cell>
          <table:table-cell table:style-name="ce3" office:value-type="string">
            <text:p>licname</text:p>
          </table:table-cell>
          <table:table-cell office:value-type="string">
            <text:p>usever</text:p>
          </table:table-cell>
          <table:table-cell table:number-columns-repeated="4"/>
          <table:table-cell office:value-type="string">
            <text:p>notice</text:p>
          </table:table-cell>
          <table:table-cell table:number-columns-repeated="2"/>
          <table:table-cell office:value-type="string">
            <text:p>category</text:p>
          </table:table-cell>
          <table:table-cell table:number-columns-repeated="5"/>
          <table:table-cell office:value-type="string">
            <text:p>ldap_dn</text:p>
          </table:table-cell>
          <table:table-cell office:value-type="string">
            <text:p>category</text:p>
          </table:table-cell>
          <table:table-cell table:number-columns-repeated="4"/>
          <table:table-cell office:value-type="string">
            <text:p>lastrun</text:p>
          </table:table-cell>
          <table:table-cell table:number-columns-repeated="994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string">
            <text:p>contactn</text:p>
          </table:table-cell>
          <table:table-cell office:value-type="string">
            <text:p>contactn</text:p>
          </table:table-cell>
          <table:table-cell office:value-type="string">
            <text:p>contactn</text:p>
          </table:table-cell>
          <table:table-cell office:value-type="string">
            <text:p>contactn</text:p>
          </table:table-cell>
          <table:table-cell office:value-type="string">
            <text:p>contactn</text:p>
          </table:table-cell>
          <table:table-cell/>
          <table:table-cell office:value-type="string">
            <text:p>expire</text:p>
          </table:table-cell>
          <table:table-cell table:number-columns-repeated="2"/>
          <table:table-cell office:value-type="string">
            <text:p>suppliers</text:p>
          </table:table-cell>
          <table:table-cell office:value-type="string">
            <text:p>contacts</text:p>
          </table:table-cell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is_active</text:p>
          </table:table-cell>
          <table:table-cell office:value-type="string">
            <text:p>alarm</text:p>
          </table:table-cell>
          <table:table-cell table:number-columns-repeated="3"/>
          <table:table-cell office:value-type="string">
            <text:p>tag</text:p>
          </table:table-cell>
          <table:table-cell office:value-type="string">
            <text:p>group_asg</text:p>
          </table:table-cell>
          <table:table-cell table:number-columns-repeated="4"/>
          <table:table-cell office:value-type="string">
            <text:p>plugin</text:p>
          </table:table-cell>
          <table:table-cell table:number-columns-repeated="994"/>
        </table:table-row>
        <table:table-row table:style-name="ro1">
          <table:table-cell office:value-type="float" office:value="9">
            <text:p>9</text:p>
          </table:table-cell>
          <table:table-cell table:number-columns-repeated="8"/>
          <table:table-cell office:value-type="string">
            <text:p>computer</text:p>
          </table:table-cell>
          <table:table-cell table:number-columns-repeated="2"/>
          <table:table-cell office:value-type="string">
            <text:p>type</text:p>
          </table:table-cell>
          <table:table-cell table:number-columns-repeated="5"/>
          <table:table-cell office:value-type="string">
            <text:p>firstname</text:p>
          </table:table-cell>
          <table:table-cell table:number-columns-repeated="5"/>
          <table:table-cell office:value-type="string">
            <text:p>rq_type</text:p>
          </table:table-cell>
          <table:table-cell table:number-columns-repeated="999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mem</text:p>
          </table:table-cell>
          <table:table-cell table:number-columns-repeated="9"/>
          <table:table-cell office:value-type="string">
            <text:p>mobile</text:p>
          </table:table-cell>
          <table:table-cell office:value-type="string">
            <text:p>fax</text:p>
          </table:table-cell>
          <table:table-cell office:value-type="string">
            <text:p>account#</text:p>
          </table:table-cell>
          <table:table-cell table:number-columns-repeated="3"/>
          <table:table-cell office:value-type="string">
            <text:p>phone2</text:p>
          </table:table-cell>
          <table:table-cell table:number-columns-repeated="4"/>
          <table:table-cell office:value-type="string">
            <text:p>fax</text:p>
          </table:table-cell>
          <table:table-cell table:number-columns-repeated="1000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et.card</text:p>
          </table:table-cell>
          <table:table-cell office:value-type="string">
            <text:p>firmware</text:p>
          </table:table-cell>
          <table:table-cell/>
          <table:table-cell office:value-type="string">
            <text:p>size</text:p>
          </table:table-cell>
          <table:table-cell office:value-type="string">
            <text:p>brand</text:p>
          </table:table-cell>
          <table:table-cell office:value-type="string">
            <text:p>brand</text:p>
          </table:table-cell>
          <table:table-cell table:number-columns-repeated="4"/>
          <table:table-cell office:value-type="string">
            <text:p>firstname</text:p>
          </table:table-cell>
          <table:table-cell office:value-type="string">
            <text:p>town</text:p>
          </table:table-cell>
          <table:table-cell office:value-type="string">
            <text:p>cost</text:p>
          </table:table-cell>
          <table:table-cell table:number-columns-repeated="3"/>
          <table:table-cell office:value-type="string">
            <text:p>mobile</text:p>
          </table:table-cell>
          <table:table-cell table:number-columns-repeated="4"/>
          <table:table-cell office:value-type="string">
            <text:p>town</text:p>
          </table:table-cell>
          <table:table-cell table:number-columns-repeated="1000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sound</text:p>
          </table:table-cell>
          <table:table-cell office:value-type="string">
            <text:p>ip</text:p>
          </table:table-cell>
          <table:table-cell table:number-columns-repeated="9"/>
          <table:table-cell office:value-type="string">
            <text:p>state</text:p>
          </table:table-cell>
          <table:table-cell table:number-columns-repeated="9"/>
          <table:table-cell office:value-type="string">
            <text:p>state</text:p>
          </table:table-cell>
          <table:table-cell table:number-columns-repeated="1000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graphics</text:p>
          </table:table-cell>
          <table:table-cell office:value-type="string">
            <text:p>mac</text:p>
          </table:table-cell>
          <table:table-cell table:number-columns-repeated="9"/>
          <table:table-cell office:value-type="string">
            <text:p>country</text:p>
          </table:table-cell>
          <table:table-cell office:value-type="string">
            <text:p>expire</text:p>
          </table:table-cell>
          <table:table-cell table:number-columns-repeated="3"/>
          <table:table-cell office:value-type="string">
            <text:p>groups</text:p>
          </table:table-cell>
          <table:table-cell table:number-columns-repeated="4"/>
          <table:table-cell office:value-type="string">
            <text:p>country</text:p>
          </table:table-cell>
          <table:table-cell table:number-columns-repeated="1000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motherB</text:p>
          </table:table-cell>
          <table:table-cell office:value-type="string">
            <text:p>ram</text:p>
          </table:table-cell>
          <table:table-cell table:number-columns-repeated="9"/>
          <table:table-cell office:value-type="string">
            <text:p>postcode</text:p>
          </table:table-cell>
          <table:table-cell table:number-columns-repeated="4"/>
          <table:table-cell office:value-type="string">
            <text:p>last-log</text:p>
          </table:table-cell>
          <table:table-cell table:number-columns-repeated="4"/>
          <table:table-cell office:value-type="string">
            <text:p>CompleteN</text:p>
          </table:table-cell>
          <table:table-cell table:number-columns-repeated="6"/>
          <table:table-cell office:value-type="string">
            <text:p>completename</text:p>
          </table:table-cell>
          <table:table-cell office:value-type="string">
            <text:p>completename</text:p>
          </table:table-cell>
          <table:table-cell table:number-columns-repeated="992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disk</text:p>
          </table:table-cell>
          <table:table-cell table:number-columns-repeated="15"/>
          <table:table-cell office:value-type="string">
            <text:p>auth</text:p>
          </table:table-cell>
          <table:table-cell table:number-columns-repeated="1005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SR</text:p>
          </table:table-cell>
          <table:table-cell table:number-columns-repeated="18" office:value-type="string">
            <text:p>comment</text:p>
          </table:table-cell>
          <table:table-cell table:number-columns-repeated="2"/>
          <table:table-cell table:number-columns-repeated="2" office:value-type="string">
            <text:p>comment</text:p>
          </table:table-cell>
          <table:table-cell table:number-columns-repeated="5"/>
          <table:table-cell table:number-columns-repeated="3" office:value-type="string">
            <text:p>comment</text:p>
          </table:table-cell>
          <table:table-cell table:number-columns-repeated="992"/>
        </table:table-row>
        <table:table-row table:style-name="ro2">
          <table:table-cell office:value-type="float" office:value="17">
            <text:p>17</text:p>
          </table:table-cell>
          <table:table-cell/>
          <table:table-cell table:style-name="ce3" office:value-type="string">
            <text:p>contact</text:p>
          </table:table-cell>
          <table:table-cell table:number-columns-repeated="1021"/>
        </table:table-row>
        <table:table-row table:style-name="ro1">
          <table:table-cell office:value-type="float" office:value="18">
            <text:p>18</text:p>
          </table:table-cell>
          <table:table-cell/>
          <table:table-cell table:style-name="ce3" office:value-type="string">
            <text:p>contactn</text:p>
          </table:table-cell>
          <table:table-cell table:number-columns-repeated="1021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R</text:p>
          </table:table-cell>
          <table:table-cell office:value-type="string">
            <text:p>date_mod</text:p>
          </table:table-cell>
          <table:table-cell office:value-type="string">
            <text:p>date_mod</text:p>
          </table:table-cell>
          <table:table-cell office:value-type="string">
            <text:p>date_mod</text:p>
          </table:table-cell>
          <table:table-cell office:value-type="string">
            <text:p>date_mod</text:p>
          </table:table-cell>
          <table:table-cell office:value-type="string">
            <text:p>date_mod</text:p>
          </table:table-cell>
          <table:table-cell office:value-type="string">
            <text:p>date_mod</text:p>
          </table:table-cell>
          <table:table-cell office:value-type="string">
            <text:p>date_mod</text:p>
          </table:table-cell>
          <table:table-cell table:number-columns-repeated="8"/>
          <table:table-cell office:value-type="string">
            <text:p>date_mod</text:p>
          </table:table-cell>
          <table:table-cell office:value-type="string">
            <text:p>date_mod</text:p>
          </table:table-cell>
          <table:table-cell table:number-columns-repeated="100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netIP</text:p>
          </table:table-cell>
          <table:table-cell office:value-type="string">
            <text:p>netIP</text:p>
          </table:table-cell>
          <table:table-cell office:value-type="string">
            <text:p>netIP</text:p>
          </table:table-cell>
          <table:table-cell/>
          <table:table-cell office:value-type="string">
            <text:p>netIP</text:p>
          </table:table-cell>
          <table:table-cell office:value-type="string">
            <text:p>netIP</text:p>
          </table:table-cell>
          <table:table-cell table:number-columns-repeated="6"/>
          <table:table-cell office:value-type="string">
            <text:p>end</text:p>
          </table:table-cell>
          <table:table-cell table:number-columns-repeated="3"/>
          <table:table-cell office:value-type="string">
            <text:p>profiles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etMac</text:p>
          </table:table-cell>
          <table:table-cell office:value-type="string">
            <text:p>netMac</text:p>
          </table:table-cell>
          <table:table-cell office:value-type="string">
            <text:p>netMac</text:p>
          </table:table-cell>
          <table:table-cell/>
          <table:table-cell office:value-type="string">
            <text:p>netMac</text:p>
          </table:table-cell>
          <table:table-cell office:value-type="string">
            <text:p>netMac</text:p>
          </table:table-cell>
          <table:table-cell table:number-columns-repeated="6"/>
          <table:table-cell office:value-type="string">
            <text:p>periodic.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netPoint</text:p>
          </table:table-cell>
          <table:table-cell office:value-type="string">
            <text:p>netPoint</text:p>
          </table:table-cell>
          <table:table-cell office:value-type="string">
            <text:p>netPoint</text:p>
          </table:table-cell>
          <table:table-cell/>
          <table:table-cell office:value-type="string">
            <text:p>netPoint</text:p>
          </table:table-cell>
          <table:table-cell office:value-type="string">
            <text:p>netPoint</text:p>
          </table:table-cell>
          <table:table-cell table:number-columns-repeated="6"/>
          <table:table-cell office:value-type="string">
            <text:p>billing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SR</text:p>
          </table:table-cell>
          <table:table-cell office:value-type="string">
            <text:p>manufact</text:p>
          </table:table-cell>
          <table:table-cell office:value-type="string">
            <text:p>manufact</text:p>
          </table:table-cell>
          <table:table-cell office:value-type="string">
            <text:p>manufact</text:p>
          </table:table-cell>
          <table:table-cell office:value-type="string">
            <text:p>manufact</text:p>
          </table:table-cell>
          <table:table-cell office:value-type="string">
            <text:p>manufact</text:p>
          </table:table-cell>
          <table:table-cell office:value-type="string">
            <text:p>manufact</text:p>
          </table:table-cell>
          <table:table-cell office:value-type="string">
            <text:p>manufact</text:p>
          </table:table-cell>
          <table:table-cell table:number-columns-repeated="5"/>
          <table:table-cell office:value-type="string">
            <text:p>renewal</text:p>
          </table:table-cell>
          <table:table-cell office:value-type="string">
            <text:p>manufact</text:p>
          </table:table-cell>
          <table:table-cell table:number-columns-repeated="3"/>
          <table:table-cell office:value-type="string">
            <text:p>manufact</text:p>
          </table:table-cell>
          <table:table-cell table:number-columns-repeated="100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R</text:p>
          </table:table-cell>
          <table:table-cell office:value-type="string">
            <text:p>tech</text:p>
          </table:table-cell>
          <table:table-cell office:value-type="string">
            <text:p>tech</text:p>
          </table:table-cell>
          <table:table-cell office:value-type="string">
            <text:p>tech</text:p>
          </table:table-cell>
          <table:table-cell office:value-type="string">
            <text:p>tech</text:p>
          </table:table-cell>
          <table:table-cell office:value-type="string">
            <text:p>tech</text:p>
          </table:table-cell>
          <table:table-cell office:value-type="string">
            <text:p>tech</text:p>
          </table:table-cell>
          <table:table-cell office:value-type="string">
            <text:p>tech</text:p>
          </table:table-cell>
          <table:table-cell table:number-columns-repeated="6"/>
          <table:table-cell office:value-type="string">
            <text:p>tech</text:p>
          </table:table-cell>
          <table:table-cell table:number-columns-repeated="3"/>
          <table:table-cell office:value-type="string">
            <text:p>tech</text:p>
          </table:table-cell>
          <table:table-cell table:number-columns-repeated="1004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fimmo</text:p>
          </table:table-cell>
          <table:table-cell office:value-type="string">
            <text:p>ifimmo</text:p>
          </table:table-cell>
          <table:table-cell office:value-type="string">
            <text:p>ifimmo</text:p>
          </table:table-cell>
          <table:table-cell office:value-type="string">
            <text:p>ifimmo</text:p>
          </table:table-cell>
          <table:table-cell office:value-type="string">
            <text:p>ifimmo</text:p>
          </table:table-cell>
          <table:table-cell office:value-type="string">
            <text:p>ifimmo</text:p>
          </table:table-cell>
          <table:table-cell office:value-type="string">
            <text:p>ifimmo</text:p>
          </table:table-cell>
          <table:table-cell office:value-type="string">
            <text:p>ifimmo</text:p>
          </table:table-cell>
          <table:table-cell table:number-columns-repeated="1014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iforder</text:p>
          </table:table-cell>
          <table:table-cell office:value-type="string">
            <text:p>iforder</text:p>
          </table:table-cell>
          <table:table-cell office:value-type="string">
            <text:p>iforder</text:p>
          </table:table-cell>
          <table:table-cell office:value-type="string">
            <text:p>iforder</text:p>
          </table:table-cell>
          <table:table-cell office:value-type="string">
            <text:p>iforder</text:p>
          </table:table-cell>
          <table:table-cell office:value-type="string">
            <text:p>iforder</text:p>
          </table:table-cell>
          <table:table-cell office:value-type="string">
            <text:p>iforder</text:p>
          </table:table-cell>
          <table:table-cell office:value-type="string">
            <text:p>iforder</text:p>
          </table:table-cell>
          <table:table-cell table:number-columns-repeated="101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ifdeliv</text:p>
          </table:table-cell>
          <table:table-cell office:value-type="string">
            <text:p>ifdeliv</text:p>
          </table:table-cell>
          <table:table-cell office:value-type="string">
            <text:p>ifdeliv</text:p>
          </table:table-cell>
          <table:table-cell office:value-type="string">
            <text:p>ifdeliv</text:p>
          </table:table-cell>
          <table:table-cell office:value-type="string">
            <text:p>ifdeliv</text:p>
          </table:table-cell>
          <table:table-cell office:value-type="string">
            <text:p>ifdeliv</text:p>
          </table:table-cell>
          <table:table-cell office:value-type="string">
            <text:p>ifdeliv</text:p>
          </table:table-cell>
          <table:table-cell office:value-type="string">
            <text:p>ifdeliv</text:p>
          </table:table-cell>
          <table:table-cell table:number-columns-repeated="101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ifbill</text:p>
          </table:table-cell>
          <table:table-cell office:value-type="string">
            <text:p>ifbill</text:p>
          </table:table-cell>
          <table:table-cell office:value-type="string">
            <text:p>ifbill</text:p>
          </table:table-cell>
          <table:table-cell office:value-type="string">
            <text:p>ifbill</text:p>
          </table:table-cell>
          <table:table-cell office:value-type="string">
            <text:p>ifbill</text:p>
          </table:table-cell>
          <table:table-cell office:value-type="string">
            <text:p>ifbill</text:p>
          </table:table-cell>
          <table:table-cell office:value-type="string">
            <text:p>ifbill</text:p>
          </table:table-cell>
          <table:table-cell office:value-type="string">
            <text:p>ifbill</text:p>
          </table:table-cell>
          <table:table-cell table:number-columns-repeated="1014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contract</text:p>
          </table:table-cell>
          <table:table-cell office:value-type="string">
            <text:p>contract</text:p>
          </table:table-cell>
          <table:table-cell office:value-type="string">
            <text:p>contract</text:p>
          </table:table-cell>
          <table:table-cell office:value-type="string">
            <text:p>contract</text:p>
          </table:table-cell>
          <table:table-cell office:value-type="string">
            <text:p>contract</text:p>
          </table:table-cell>
          <table:table-cell office:value-type="string">
            <text:p>contract</text:p>
          </table:table-cell>
          <table:table-cell office:value-type="string">
            <text:p>contract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ontract#</text:p>
          </table:table-cell>
          <table:table-cell office:value-type="string">
            <text:p>contract#</text:p>
          </table:table-cell>
          <table:table-cell office:value-type="string">
            <text:p>contract#</text:p>
          </table:table-cell>
          <table:table-cell office:value-type="string">
            <text:p>contract#</text:p>
          </table:table-cell>
          <table:table-cell office:value-type="string">
            <text:p>contract#</text:p>
          </table:table-cell>
          <table:table-cell office:value-type="string">
            <text:p>contract#</text:p>
          </table:table-cell>
          <table:table-cell office:value-type="string">
            <text:p>contract#</text:p>
          </table:table-cell>
          <table:table-cell table:number-columns-repeated="1015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</text:p>
          </table:table-cell>
          <table:table-cell table:number-columns-repeated="7" office:value-type="string">
            <text:p>state</text:p>
          </table:table-cell>
          <table:table-cell/>
          <table:table-cell office:value-type="string">
            <text:p>state</text:p>
          </table:table-cell>
          <table:table-cell table:number-columns-repeated="1013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etwork</text:p>
          </table:table-cell>
          <table:table-cell office:value-type="string">
            <text:p>network</text:p>
          </table:table-cell>
          <table:table-cell office:value-type="string">
            <text:p>network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domain</text:p>
          </table:table-cell>
          <table:table-cell office:value-type="string">
            <text:p>domain</text:p>
          </table:table-cell>
          <table:table-cell office:value-type="string">
            <text:p>domain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disksp.</text:p>
          </table:table-cell>
          <table:table-cell table:number-columns-repeated="12"/>
          <table:table-cell office:value-type="string">
            <text:p>Ref</text:p>
          </table:table-cell>
          <table:table-cell table:number-columns-repeated="2"/>
          <table:table-cell office:value-type="string">
            <text:p>realname</text:p>
          </table:table-cell>
          <table:table-cell office:value-type="string">
            <text:p>Ref</text:p>
          </table:table-cell>
          <table:table-cell table:number-columns-repeated="100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mem.sp.</text:p>
          </table:table-cell>
          <table:table-cell table:number-columns-repeated="1021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proc.sp.</text:p>
          </table:table-cell>
          <table:table-cell table:number-columns-repeated="1021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ifbuyD</text:p>
          </table:table-cell>
          <table:table-cell office:value-type="string">
            <text:p>ifbuyD</text:p>
          </table:table-cell>
          <table:table-cell office:value-type="string">
            <text:p>ifbuyD</text:p>
          </table:table-cell>
          <table:table-cell office:value-type="string">
            <text:p>ifbuyD</text:p>
          </table:table-cell>
          <table:table-cell office:value-type="string">
            <text:p>ifbuyD</text:p>
          </table:table-cell>
          <table:table-cell office:value-type="string">
            <text:p>ifbuyD</text:p>
          </table:table-cell>
          <table:table-cell office:value-type="string">
            <text:p>ifbuyD</text:p>
          </table:table-cell>
          <table:table-cell office:value-type="string">
            <text:p>ifbuyD</text:p>
          </table:table-cell>
          <table:table-cell table:number-columns-repeated="1014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fuseD</text:p>
          </table:table-cell>
          <table:table-cell office:value-type="string">
            <text:p>ifuseD</text:p>
          </table:table-cell>
          <table:table-cell office:value-type="string">
            <text:p>ifuseD</text:p>
          </table:table-cell>
          <table:table-cell office:value-type="string">
            <text:p>ifuseD</text:p>
          </table:table-cell>
          <table:table-cell office:value-type="string">
            <text:p>ifuseD</text:p>
          </table:table-cell>
          <table:table-cell office:value-type="string">
            <text:p>ifuseD</text:p>
          </table:table-cell>
          <table:table-cell office:value-type="string">
            <text:p>ifuseD</text:p>
          </table:table-cell>
          <table:table-cell office:value-type="string">
            <text:p>ifuseD</text:p>
          </table:table-cell>
          <table:table-cell table:number-columns-repeated="1014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string">
            <text:p>power.</text:p>
          </table:table-cell>
          <table:table-cell table:number-columns-repeated="1021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model</text:p>
          </table:table-cell>
          <table:table-cell office:value-type="string">
            <text:p>model</text:p>
          </table:table-cell>
          <table:table-cell office:value-type="string">
            <text:p>model</text:p>
          </table:table-cell>
          <table:table-cell office:value-type="string">
            <text:p>model</text:p>
          </table:table-cell>
          <table:table-cell office:value-type="string">
            <text:p>model</text:p>
          </table:table-cell>
          <table:table-cell office:value-type="string">
            <text:p>model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OSSP</text:p>
          </table:table-cell>
          <table:table-cell table:number-columns-repeated="2"/>
          <table:table-cell office:value-type="string">
            <text:p>have_mic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string">
            <text:p>auto-upd</text:p>
          </table:table-cell>
          <table:table-cell/>
          <table:table-cell office:value-type="string">
            <text:p>have_ser</text:p>
          </table:table-cell>
          <table:table-cell office:value-type="string">
            <text:p>have_spk</text:p>
          </table:table-cell>
          <table:table-cell/>
          <table:table-cell office:value-type="string">
            <text:p>power</text:p>
          </table:table-cell>
          <table:table-cell table:number-columns-repeated="1016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string">
            <text:p>OSnum</text:p>
          </table:table-cell>
          <table:table-cell/>
          <table:table-cell office:value-type="string">
            <text:p>have_par</text:p>
          </table:table-cell>
          <table:table-cell office:value-type="string">
            <text:p>have_subd</text:p>
          </table:table-cell>
          <table:table-cell/>
          <table:table-cell office:value-type="string">
            <text:p>have_head</text:p>
          </table:table-cell>
          <table:table-cell table:number-columns-repeated="1016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string">
            <text:p>OSlic</text:p>
          </table:table-cell>
          <table:table-cell/>
          <table:table-cell office:value-type="string">
            <text:p>have_usb</text:p>
          </table:table-cell>
          <table:table-cell office:value-type="string">
            <text:p>have_bnc</text:p>
          </table:table-cell>
          <table:table-cell/>
          <table:table-cell office:value-type="string">
            <text:p>have_hp</text:p>
          </table:table-cell>
          <table:table-cell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OS</text:p>
          </table:table-cell>
          <table:table-cell table:number-columns-repeated="2"/>
          <table:table-cell office:value-type="string">
            <text:p>have_dvi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OSver</text:p>
          </table:table-cell>
          <table:table-cell table:number-columns-repeated="2"/>
          <table:table-cell office:value-type="string">
            <text:p>have_piv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ifbudget</text:p>
          </table:table-cell>
          <table:table-cell office:value-type="string">
            <text:p>ifbudget</text:p>
          </table:table-cell>
          <table:table-cell office:value-type="string">
            <text:p>ifbudget</text:p>
          </table:table-cell>
          <table:table-cell office:value-type="string">
            <text:p>ifbudget</text:p>
          </table:table-cell>
          <table:table-cell office:value-type="string">
            <text:p>ifbudget</text:p>
          </table:table-cell>
          <table:table-cell office:value-type="string">
            <text:p>ifbudget</text:p>
          </table:table-cell>
          <table:table-cell office:value-type="string">
            <text:p>ifbudget</text:p>
          </table:table-cell>
          <table:table-cell office:value-type="string">
            <text:p>ifbudget</text:p>
          </table:table-cell>
          <table:table-cell table:number-columns-repeated="1014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string">
            <text:p>ifw.dur</text:p>
          </table:table-cell>
          <table:table-cell office:value-type="string">
            <text:p>ifw.dur</text:p>
          </table:table-cell>
          <table:table-cell office:value-type="string">
            <text:p>ifw.dur</text:p>
          </table:table-cell>
          <table:table-cell office:value-type="string">
            <text:p>ifw.dur</text:p>
          </table:table-cell>
          <table:table-cell office:value-type="string">
            <text:p>ifw.dur</text:p>
          </table:table-cell>
          <table:table-cell office:value-type="string">
            <text:p>ifw.dur</text:p>
          </table:table-cell>
          <table:table-cell office:value-type="string">
            <text:p>ifw.dur</text:p>
          </table:table-cell>
          <table:table-cell office:value-type="string">
            <text:p>ifw.dur</text:p>
          </table:table-cell>
          <table:table-cell table:number-columns-repeated="1014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ifw.info</text:p>
          </table:table-cell>
          <table:table-cell office:value-type="string">
            <text:p>ifw.info</text:p>
          </table:table-cell>
          <table:table-cell office:value-type="string">
            <text:p>ifw.info</text:p>
          </table:table-cell>
          <table:table-cell office:value-type="string">
            <text:p>ifw.info</text:p>
          </table:table-cell>
          <table:table-cell office:value-type="string">
            <text:p>ifw.info</text:p>
          </table:table-cell>
          <table:table-cell office:value-type="string">
            <text:p>ifw.info</text:p>
          </table:table-cell>
          <table:table-cell office:value-type="string">
            <text:p>ifw.info</text:p>
          </table:table-cell>
          <table:table-cell office:value-type="string">
            <text:p>ifw.info</text:p>
          </table:table-cell>
          <table:table-cell table:number-columns-repeated="1014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ifsuppl.</text:p>
          </table:table-cell>
          <table:table-cell office:value-type="string">
            <text:p>ifsuppl.</text:p>
          </table:table-cell>
          <table:table-cell office:value-type="string">
            <text:p>ifsuppl.</text:p>
          </table:table-cell>
          <table:table-cell office:value-type="string">
            <text:p>ifsuppl.</text:p>
          </table:table-cell>
          <table:table-cell office:value-type="string">
            <text:p>ifsuppl.</text:p>
          </table:table-cell>
          <table:table-cell office:value-type="string">
            <text:p>ifsuppl.</text:p>
          </table:table-cell>
          <table:table-cell office:value-type="string">
            <text:p>ifsuppl.</text:p>
          </table:table-cell>
          <table:table-cell office:value-type="string">
            <text:p>ifsuppl.</text:p>
          </table:table-cell>
          <table:table-cell table:number-columns-repeated="1014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ifvalue</text:p>
          </table:table-cell>
          <table:table-cell office:value-type="string">
            <text:p>ifvalue</text:p>
          </table:table-cell>
          <table:table-cell office:value-type="string">
            <text:p>ifvalue</text:p>
          </table:table-cell>
          <table:table-cell office:value-type="string">
            <text:p>ifvalue</text:p>
          </table:table-cell>
          <table:table-cell office:value-type="string">
            <text:p>ifvalue</text:p>
          </table:table-cell>
          <table:table-cell office:value-type="string">
            <text:p>ifvalue</text:p>
          </table:table-cell>
          <table:table-cell office:value-type="string">
            <text:p>ifvalue</text:p>
          </table:table-cell>
          <table:table-cell office:value-type="string">
            <text:p>ifvalue</text:p>
          </table:table-cell>
          <table:table-cell table:number-columns-repeated="1014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string">
            <text:p>ifW.val</text:p>
          </table:table-cell>
          <table:table-cell office:value-type="string">
            <text:p>ifW.val</text:p>
          </table:table-cell>
          <table:table-cell office:value-type="string">
            <text:p>ifW.val</text:p>
          </table:table-cell>
          <table:table-cell office:value-type="string">
            <text:p>ifW.val</text:p>
          </table:table-cell>
          <table:table-cell office:value-type="string">
            <text:p>ifW.val</text:p>
          </table:table-cell>
          <table:table-cell office:value-type="string">
            <text:p>ifW.val</text:p>
          </table:table-cell>
          <table:table-cell office:value-type="string">
            <text:p>ifW.val</text:p>
          </table:table-cell>
          <table:table-cell office:value-type="string">
            <text:p>ifW.val</text:p>
          </table:table-cell>
          <table:table-cell table:number-columns-repeated="1014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ifsinkT</text:p>
          </table:table-cell>
          <table:table-cell office:value-type="string">
            <text:p>ifsinkT</text:p>
          </table:table-cell>
          <table:table-cell office:value-type="string">
            <text:p>ifsinkT</text:p>
          </table:table-cell>
          <table:table-cell office:value-type="string">
            <text:p>ifsinkT</text:p>
          </table:table-cell>
          <table:table-cell office:value-type="string">
            <text:p>ifsinkT</text:p>
          </table:table-cell>
          <table:table-cell office:value-type="string">
            <text:p>ifsinkT</text:p>
          </table:table-cell>
          <table:table-cell office:value-type="string">
            <text:p>ifsinkT</text:p>
          </table:table-cell>
          <table:table-cell office:value-type="string">
            <text:p>ifsinkT</text:p>
          </table:table-cell>
          <table:table-cell table:number-columns-repeated="1014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ifsink</text:p>
          </table:table-cell>
          <table:table-cell office:value-type="string">
            <text:p>ifsink</text:p>
          </table:table-cell>
          <table:table-cell office:value-type="string">
            <text:p>ifsink</text:p>
          </table:table-cell>
          <table:table-cell office:value-type="string">
            <text:p>ifsink</text:p>
          </table:table-cell>
          <table:table-cell office:value-type="string">
            <text:p>ifsink</text:p>
          </table:table-cell>
          <table:table-cell office:value-type="string">
            <text:p>ifsink</text:p>
          </table:table-cell>
          <table:table-cell office:value-type="string">
            <text:p>ifsink</text:p>
          </table:table-cell>
          <table:table-cell office:value-type="string">
            <text:p>ifsink</text:p>
          </table:table-cell>
          <table:table-cell table:number-columns-repeated="1014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string">
            <text:p>ifsink%</text:p>
          </table:table-cell>
          <table:table-cell office:value-type="string">
            <text:p>ifsink%</text:p>
          </table:table-cell>
          <table:table-cell office:value-type="string">
            <text:p>ifsink%</text:p>
          </table:table-cell>
          <table:table-cell office:value-type="string">
            <text:p>ifsink%</text:p>
          </table:table-cell>
          <table:table-cell office:value-type="string">
            <text:p>ifsink%</text:p>
          </table:table-cell>
          <table:table-cell office:value-type="string">
            <text:p>ifsink%</text:p>
          </table:table-cell>
          <table:table-cell office:value-type="string">
            <text:p>ifsink%</text:p>
          </table:table-cell>
          <table:table-cell office:value-type="string">
            <text:p>ifsink%</text:p>
          </table:table-cell>
          <table:table-cell table:number-columns-repeated="1014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string">
            <text:p>ifalert</text:p>
          </table:table-cell>
          <table:table-cell office:value-type="string">
            <text:p>ifalert</text:p>
          </table:table-cell>
          <table:table-cell office:value-type="string">
            <text:p>ifalert</text:p>
          </table:table-cell>
          <table:table-cell office:value-type="string">
            <text:p>ifalert</text:p>
          </table:table-cell>
          <table:table-cell office:value-type="string">
            <text:p>ifalert</text:p>
          </table:table-cell>
          <table:table-cell office:value-type="string">
            <text:p>ifalert</text:p>
          </table:table-cell>
          <table:table-cell office:value-type="string">
            <text:p>ifalert</text:p>
          </table:table-cell>
          <table:table-cell office:value-type="string">
            <text:p>ifalert</text:p>
          </table:table-cell>
          <table:table-cell table:number-columns-repeated="4"/>
          <table:table-cell office:value-type="string">
            <text:p>alert</text:p>
          </table:table-cell>
          <table:table-cell table:number-columns-repeated="1009"/>
        </table:table-row>
        <table:table-row table:style-name="ro2">
          <table:table-cell office:value-type="float" office:value="60">
            <text:p>60</text:p>
          </table:table-cell>
          <table:table-cell/>
          <table:table-cell table:number-columns-repeated="7" office:value-type="string">
            <text:p>#ticket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table:number-columns-repeated="7"/>
          <table:table-cell office:value-type="string">
            <text:p>helpdesk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table:number-columns-repeated="7"/>
          <table:table-cell office:value-type="string">
            <text:p>category</text:p>
          </table:table-cell>
          <table:table-cell table:number-columns-repeated="1015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SR</text:p>
          </table:table-cell>
          <table:table-cell table:number-columns-repeated="7" office:value-type="string">
            <text:p>user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R</text:p>
          </table:table-cell>
          <table:table-cell office:value-type="string">
            <text:p>group</text:p>
          </table:table-cell>
          <table:table-cell office:value-type="string">
            <text:p>group</text:p>
          </table:table-cell>
          <table:table-cell office:value-type="string">
            <text:p>group</text:p>
          </table:table-cell>
          <table:table-cell office:value-type="string">
            <text:p>group</text:p>
          </table:table-cell>
          <table:table-cell office:value-type="string">
            <text:p>group</text:p>
          </table:table-cell>
          <table:table-cell office:value-type="string">
            <text:p>group</text:p>
          </table:table-cell>
          <table:table-cell office:value-type="string">
            <text:p>group</text:p>
          </table:table-cell>
          <table:table-cell table:number-columns-repeated="15"/>
          <table:table-cell office:value-type="string">
            <text:p>group</text:p>
          </table:table-cell>
          <table:table-cell table:number-columns-repeated="999"/>
        </table:table-row>
        <table:table-row table:style-name="ro1">
          <table:table-cell office:value-type="float" office:value="72">
            <text:p>72</text:p>
          </table:table-cell>
          <table:table-cell table:number-columns-repeated="7"/>
          <table:table-cell office:value-type="string">
            <text:p>install#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SR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/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/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 office:value-type="string">
            <text:p>entity</text:p>
          </table:table-cell>
          <table:table-cell/>
          <table:table-cell office:value-type="string">
            <text:p>entity</text:p>
          </table:table-cell>
          <table:table-cell table:number-columns-repeated="4"/>
          <table:table-cell office:value-type="string">
            <text:p>entity</text:p>
          </table:table-cell>
          <table:table-cell table:number-columns-repeated="2"/>
          <table:table-cell office:value-type="string">
            <text:p>entity</text:p>
          </table:table-cell>
          <table:table-cell office:value-type="string">
            <text:p>entity</text:p>
          </table:table-cell>
          <table:table-cell table:number-columns-repeated="992"/>
        </table:table-row>
        <table:table-row table:style-name="ro1">
          <table:table-cell office:value-type="float" office:value="81">
            <text:p>81</text:p>
          </table:table-cell>
          <table:table-cell table:number-columns-repeated="17"/>
          <table:table-cell office:value-type="string">
            <text:p>title</text:p>
          </table:table-cell>
          <table:table-cell table:number-columns-repeated="1005"/>
        </table:table-row>
        <table:table-row table:style-name="ro1">
          <table:table-cell office:value-type="float" office:value="82">
            <text:p>82</text:p>
          </table:table-cell>
          <table:table-cell table:number-columns-repeated="17"/>
          <table:table-cell office:value-type="string">
            <text:p>category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string">
            <text:p>netmask</text:p>
          </table:table-cell>
          <table:table-cell office:value-type="string">
            <text:p>netmask</text:p>
          </table:table-cell>
          <table:table-cell office:value-type="string">
            <text:p>netmask</text:p>
          </table:table-cell>
          <table:table-cell/>
          <table:table-cell office:value-type="string">
            <text:p>netmask</text:p>
          </table:table-cell>
          <table:table-cell office:value-type="string">
            <text:p>netmask</text:p>
          </table:table-cell>
          <table:table-cell table:number-columns-repeated="1016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string">
            <text:p>netsub</text:p>
          </table:table-cell>
          <table:table-cell office:value-type="string">
            <text:p>netsub</text:p>
          </table:table-cell>
          <table:table-cell office:value-type="string">
            <text:p>netsub</text:p>
          </table:table-cell>
          <table:table-cell/>
          <table:table-cell office:value-type="string">
            <text:p>netsub</text:p>
          </table:table-cell>
          <table:table-cell office:value-type="string">
            <text:p>netsub</text:p>
          </table:table-cell>
          <table:table-cell table:number-columns-repeated="1016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string">
            <text:p>netgw</text:p>
          </table:table-cell>
          <table:table-cell office:value-type="string">
            <text:p>netgw</text:p>
          </table:table-cell>
          <table:table-cell office:value-type="string">
            <text:p>netgw</text:p>
          </table:table-cell>
          <table:table-cell/>
          <table:table-cell office:value-type="string">
            <text:p>netgw</text:p>
          </table:table-cell>
          <table:table-cell office:value-type="string">
            <text:p>netgw</text:p>
          </table:table-cell>
          <table:table-cell table:number-columns-repeated="1016"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string">
            <text:p>recursive</text:p>
          </table:table-cell>
          <table:table-cell office:value-type="string">
            <text:p>recursive</text:p>
          </table:table-cell>
          <table:table-cell table:number-columns-repeated="6"/>
          <table:table-cell office:value-type="string">
            <text:p>recursive</text:p>
          </table:table-cell>
          <table:table-cell office:value-type="string">
            <text:p>recursive</text:p>
          </table:table-cell>
          <table:table-cell office:value-type="string">
            <text:p>recursive</text:p>
          </table:table-cell>
          <table:table-cell office:value-type="string">
            <text:p>recursive</text:p>
          </table:table-cell>
          <table:table-cell table:number-columns-repeated="2"/>
          <table:table-cell office:value-type="string">
            <text:p>recursive</text:p>
          </table:table-cell>
          <table:table-cell table:number-columns-repeated="12"/>
          <table:table-cell office:value-type="string">
            <text:p>is_recursive</text:p>
          </table:table-cell>
          <table:table-cell office:value-type="string">
            <text:p>is_recursive</text:p>
          </table:table-cell>
          <table:table-cell table:number-columns-repeated="992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string">
            <text:p>notepad</text:p>
          </table:table-cell>
          <table:table-cell office:value-type="string">
            <text:p>notepad</text:p>
          </table:table-cell>
          <table:table-cell office:value-type="string">
            <text:p>notepad</text:p>
          </table:table-cell>
          <table:table-cell office:value-type="string">
            <text:p>notepad</text:p>
          </table:table-cell>
          <table:table-cell office:value-type="string">
            <text:p>notepad</text:p>
          </table:table-cell>
          <table:table-cell office:value-type="string">
            <text:p>notepad</text:p>
          </table:table-cell>
          <table:table-cell office:value-type="string">
            <text:p>notepad</text:p>
          </table:table-cell>
          <table:table-cell table:number-columns-repeated="3"/>
          <table:table-cell office:value-type="string">
            <text:p>notepad</text:p>
          </table:table-cell>
          <table:table-cell office:value-type="string">
            <text:p>notepad</text:p>
          </table:table-cell>
          <table:table-cell office:value-type="string">
            <text:p>notepad</text:p>
          </table:table-cell>
          <table:table-cell office:value-type="string">
            <text:p>notepad</text:p>
          </table:table-cell>
          <table:table-cell/>
          <table:table-cell office:value-type="string">
            <text:p>notepad</text:p>
          </table:table-cell>
          <table:table-cell/>
          <table:table-cell office:value-type="string">
            <text:p>notepad</text:p>
          </table:table-cell>
          <table:table-cell table:number-columns-repeated="1004"/>
        </table:table-row>
        <table:table-row table:style-name="ro1">
          <table:table-cell office:value-type="float" office:value="100">
            <text:p>100</text:p>
          </table:table-cell>
          <table:table-cell/>
          <table:table-cell office:value-type="string">
            <text:p>ocs</text:p>
          </table:table-cell>
          <table:table-cell table:number-columns-repeated="1021"/>
        </table:table-row>
        <table:table-row table:style-name="ro1">
          <table:table-cell office:value-type="float" office:value="101">
            <text:p>101</text:p>
          </table:table-cell>
          <table:table-cell/>
          <table:table-cell office:value-type="string">
            <text:p>ocsauto</text:p>
          </table:table-cell>
          <table:table-cell table:number-columns-repeated="1021"/>
        </table:table-row>
        <table:table-row table:style-name="ro1">
          <table:table-cell office:value-type="float" office:value="102">
            <text:p>102</text:p>
          </table:table-cell>
          <table:table-cell/>
          <table:table-cell office:value-type="string">
            <text:p>ocsupd</text:p>
          </table:table-cell>
          <table:table-cell table:number-columns-repeated="1021"/>
        </table:table-row>
        <table:table-row table:style-name="ro1">
          <table:table-cell office:value-type="float" office:value="103">
            <text:p>103</text:p>
          </table:table-cell>
          <table:table-cell/>
          <table:table-cell office:value-type="string">
            <text:p>ocssync</text:p>
          </table:table-cell>
          <table:table-cell table:number-columns-repeated="1021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string">
            <text:p>regval</text:p>
          </table:table-cell>
          <table:table-cell table:number-columns-repeated="1021"/>
        </table:table-row>
        <table:table-row table:style-name="ro1">
          <table:table-cell office:value-type="float" office:value="111">
            <text:p>111</text:p>
          </table:table-cell>
          <table:table-cell/>
          <table:table-cell office:value-type="string">
            <text:p>regname</text:p>
          </table:table-cell>
          <table:table-cell table:number-columns-repeated="1021"/>
        </table:table-row>
        <table:table-row table:style-name="ro1">
          <table:table-cell office:value-type="float" office:value="120">
            <text:p>120</text:p>
          </table:table-cell>
          <table:table-cell/>
          <table:table-cell office:value-type="string">
            <text:p>ifw.end</text:p>
          </table:table-cell>
          <table:table-cell office:value-type="string">
            <text:p>ifw.end</text:p>
          </table:table-cell>
          <table:table-cell office:value-type="string">
            <text:p>ifw.end</text:p>
          </table:table-cell>
          <table:table-cell office:value-type="string">
            <text:p>ifw.end</text:p>
          </table:table-cell>
          <table:table-cell office:value-type="string">
            <text:p>ifw.end</text:p>
          </table:table-cell>
          <table:table-cell office:value-type="string">
            <text:p>ifw.end</text:p>
          </table:table-cell>
          <table:table-cell office:value-type="string">
            <text:p>ifw.end</text:p>
          </table:table-cell>
          <table:table-cell office:value-type="string">
            <text:p>ifw.end</text:p>
          </table:table-cell>
          <table:table-cell table:number-columns-repeated="1014"/>
        </table:table-row>
        <table:table-row table:style-name="ro1">
          <table:table-cell office:value-type="float" office:value="122">
            <text:p>122</text:p>
          </table:table-cell>
          <table:table-cell/>
          <table:table-cell office:value-type="string">
            <text:p>ifcomm.</text:p>
          </table:table-cell>
          <table:table-cell office:value-type="string">
            <text:p>ifcomm.</text:p>
          </table:table-cell>
          <table:table-cell office:value-type="string">
            <text:p>ifcomm.</text:p>
          </table:table-cell>
          <table:table-cell office:value-type="string">
            <text:p>ifcomm.</text:p>
          </table:table-cell>
          <table:table-cell office:value-type="string">
            <text:p>ifcomm.</text:p>
          </table:table-cell>
          <table:table-cell office:value-type="string">
            <text:p>ifcomm.</text:p>
          </table:table-cell>
          <table:table-cell office:value-type="string">
            <text:p>ifcomm.</text:p>
          </table:table-cell>
          <table:table-cell office:value-type="string">
            <text:p>ifcomm.</text:p>
          </table:table-cell>
          <table:table-cell table:number-columns-repeated="1014"/>
        </table:table-row>
        <table:table-row table:style-name="ro1">
          <table:table-cell office:value-type="float" office:value="130">
            <text:p>130</text:p>
          </table:table-cell>
          <table:table-cell/>
          <table:table-cell office:value-type="string">
            <text:p>ctdur</text:p>
          </table:table-cell>
          <table:table-cell office:value-type="string">
            <text:p>ctdur</text:p>
          </table:table-cell>
          <table:table-cell office:value-type="string">
            <text:p>ctdur</text:p>
          </table:table-cell>
          <table:table-cell office:value-type="string">
            <text:p>ctdur</text:p>
          </table:table-cell>
          <table:table-cell office:value-type="string">
            <text:p>ctdur</text:p>
          </table:table-cell>
          <table:table-cell office:value-type="string">
            <text:p>ctdur</text:p>
          </table:table-cell>
          <table:table-cell office:value-type="string">
            <text:p>ctdur</text:p>
          </table:table-cell>
          <table:table-cell table:number-columns-repeated="1015"/>
        </table:table-row>
        <table:table-row table:style-name="ro1">
          <table:table-cell office:value-type="float" office:value="131">
            <text:p>131</text:p>
          </table:table-cell>
          <table:table-cell/>
          <table:table-cell office:value-type="string">
            <text:p>ctper.</text:p>
          </table:table-cell>
          <table:table-cell office:value-type="string">
            <text:p>ctper.</text:p>
          </table:table-cell>
          <table:table-cell office:value-type="string">
            <text:p>ctper.</text:p>
          </table:table-cell>
          <table:table-cell office:value-type="string">
            <text:p>ctper.</text:p>
          </table:table-cell>
          <table:table-cell office:value-type="string">
            <text:p>ctper.</text:p>
          </table:table-cell>
          <table:table-cell office:value-type="string">
            <text:p>ctper.</text:p>
          </table:table-cell>
          <table:table-cell office:value-type="string">
            <text:p>ctper.</text:p>
          </table:table-cell>
          <table:table-cell table:number-columns-repeated="1015"/>
        </table:table-row>
        <table:table-row table:style-name="ro1">
          <table:table-cell office:value-type="float" office:value="132">
            <text:p>132</text:p>
          </table:table-cell>
          <table:table-cell/>
          <table:table-cell office:value-type="string">
            <text:p>ctbegin</text:p>
          </table:table-cell>
          <table:table-cell office:value-type="string">
            <text:p>ctbegin</text:p>
          </table:table-cell>
          <table:table-cell office:value-type="string">
            <text:p>ctbegin</text:p>
          </table:table-cell>
          <table:table-cell office:value-type="string">
            <text:p>ctbegin</text:p>
          </table:table-cell>
          <table:table-cell office:value-type="string">
            <text:p>ctbegin</text:p>
          </table:table-cell>
          <table:table-cell office:value-type="string">
            <text:p>ctbegin</text:p>
          </table:table-cell>
          <table:table-cell office:value-type="string">
            <text:p>ctbegin</text:p>
          </table:table-cell>
          <table:table-cell table:number-columns-repeated="1015"/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string">
            <text:p>ctacc</text:p>
          </table:table-cell>
          <table:table-cell office:value-type="string">
            <text:p>ctacc</text:p>
          </table:table-cell>
          <table:table-cell office:value-type="string">
            <text:p>ctacc</text:p>
          </table:table-cell>
          <table:table-cell office:value-type="string">
            <text:p>ctacc</text:p>
          </table:table-cell>
          <table:table-cell office:value-type="string">
            <text:p>ctacc</text:p>
          </table:table-cell>
          <table:table-cell office:value-type="string">
            <text:p>ctacc</text:p>
          </table:table-cell>
          <table:table-cell office:value-type="string">
            <text:p>ctacc</text:p>
          </table:table-cell>
          <table:table-cell table:number-columns-repeated="1015"/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string">
            <text:p>ctend</text:p>
          </table:table-cell>
          <table:table-cell office:value-type="string">
            <text:p>ctend</text:p>
          </table:table-cell>
          <table:table-cell office:value-type="string">
            <text:p>ctend</text:p>
          </table:table-cell>
          <table:table-cell office:value-type="string">
            <text:p>ctend</text:p>
          </table:table-cell>
          <table:table-cell office:value-type="string">
            <text:p>ctend</text:p>
          </table:table-cell>
          <table:table-cell office:value-type="string">
            <text:p>ctend</text:p>
          </table:table-cell>
          <table:table-cell office:value-type="string">
            <text:p>ctend</text:p>
          </table:table-cell>
          <table:table-cell table:number-columns-repeated="1015"/>
        </table:table-row>
        <table:table-row table:style-name="ro1">
          <table:table-cell office:value-type="float" office:value="135">
            <text:p>135</text:p>
          </table:table-cell>
          <table:table-cell/>
          <table:table-cell office:value-type="string">
            <text:p>ctnotice</text:p>
          </table:table-cell>
          <table:table-cell office:value-type="string">
            <text:p>ctnotice</text:p>
          </table:table-cell>
          <table:table-cell office:value-type="string">
            <text:p>ctnotice</text:p>
          </table:table-cell>
          <table:table-cell office:value-type="string">
            <text:p>ctnotice</text:p>
          </table:table-cell>
          <table:table-cell office:value-type="string">
            <text:p>ctnotice</text:p>
          </table:table-cell>
          <table:table-cell office:value-type="string">
            <text:p>ctnotice</text:p>
          </table:table-cell>
          <table:table-cell office:value-type="string">
            <text:p>ctnotice</text:p>
          </table:table-cell>
          <table:table-cell table:number-columns-repeated="1015"/>
        </table:table-row>
        <table:table-row table:style-name="ro1">
          <table:table-cell office:value-type="float" office:value="136">
            <text:p>136</text:p>
          </table:table-cell>
          <table:table-cell/>
          <table:table-cell office:value-type="string">
            <text:p>ctcost</text:p>
          </table:table-cell>
          <table:table-cell office:value-type="string">
            <text:p>ctcost</text:p>
          </table:table-cell>
          <table:table-cell office:value-type="string">
            <text:p>ctcost</text:p>
          </table:table-cell>
          <table:table-cell office:value-type="string">
            <text:p>ctcost</text:p>
          </table:table-cell>
          <table:table-cell office:value-type="string">
            <text:p>ctcost</text:p>
          </table:table-cell>
          <table:table-cell office:value-type="string">
            <text:p>ctcost</text:p>
          </table:table-cell>
          <table:table-cell office:value-type="string">
            <text:p>ctcost</text:p>
          </table:table-cell>
          <table:table-cell table:number-columns-repeated="1015"/>
        </table:table-row>
        <table:table-row table:style-name="ro1">
          <table:table-cell office:value-type="float" office:value="137">
            <text:p>137</text:p>
          </table:table-cell>
          <table:table-cell/>
          <table:table-cell office:value-type="string">
            <text:p>ctbill</text:p>
          </table:table-cell>
          <table:table-cell office:value-type="string">
            <text:p>ctbill</text:p>
          </table:table-cell>
          <table:table-cell office:value-type="string">
            <text:p>ctbill</text:p>
          </table:table-cell>
          <table:table-cell office:value-type="string">
            <text:p>ctbill</text:p>
          </table:table-cell>
          <table:table-cell office:value-type="string">
            <text:p>ctbill</text:p>
          </table:table-cell>
          <table:table-cell office:value-type="string">
            <text:p>ctbill</text:p>
          </table:table-cell>
          <table:table-cell office:value-type="string">
            <text:p>ctbill</text:p>
          </table:table-cell>
          <table:table-cell table:number-columns-repeated="1015"/>
        </table:table-row>
        <table:table-row table:style-name="ro1">
          <table:table-cell office:value-type="float" office:value="138">
            <text:p>138</text:p>
          </table:table-cell>
          <table:table-cell/>
          <table:table-cell office:value-type="string">
            <text:p>ctrenew</text:p>
          </table:table-cell>
          <table:table-cell office:value-type="string">
            <text:p>ctrenew</text:p>
          </table:table-cell>
          <table:table-cell office:value-type="string">
            <text:p>ctrenew</text:p>
          </table:table-cell>
          <table:table-cell office:value-type="string">
            <text:p>ctrenew</text:p>
          </table:table-cell>
          <table:table-cell office:value-type="string">
            <text:p>ctrenew</text:p>
          </table:table-cell>
          <table:table-cell office:value-type="string">
            <text:p>ctrenew</text:p>
          </table:table-cell>
          <table:table-cell office:value-type="string">
            <text:p>ctrenew</text:p>
          </table:table-cell>
          <table:table-cell table:number-columns-repeated="1015"/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string">
            <text:p>volsize</text:p>
          </table:table-cell>
          <table:table-cell table:number-columns-repeated="1021"/>
        </table:table-row>
        <table:table-row table:style-name="ro1">
          <table:table-cell office:value-type="float" office:value="151">
            <text:p>151</text:p>
          </table:table-cell>
          <table:table-cell/>
          <table:table-cell office:value-type="string">
            <text:p>volfree</text:p>
          </table:table-cell>
          <table:table-cell table:number-columns-repeated="1021"/>
        </table:table-row>
        <table:table-row table:style-name="ro1">
          <table:table-cell office:value-type="float" office:value="152">
            <text:p>152</text:p>
          </table:table-cell>
          <table:table-cell/>
          <table:table-cell office:value-type="string">
            <text:p>volfree%</text:p>
          </table:table-cell>
          <table:table-cell table:number-columns-repeated="1021"/>
        </table:table-row>
        <table:table-row table:style-name="ro1">
          <table:table-cell office:value-type="float" office:value="153">
            <text:p>153</text:p>
          </table:table-cell>
          <table:table-cell/>
          <table:table-cell office:value-type="string">
            <text:p>volmount</text:p>
          </table:table-cell>
          <table:table-cell table:number-columns-repeated="1021"/>
        </table:table-row>
        <table:table-row table:style-name="ro1">
          <table:table-cell office:value-type="float" office:value="154">
            <text:p>154</text:p>
          </table:table-cell>
          <table:table-cell/>
          <table:table-cell office:value-type="string">
            <text:p>voldev</text:p>
          </table:table-cell>
          <table:table-cell table:number-columns-repeated="1021"/>
        </table:table-row>
        <table:table-row table:style-name="ro1">
          <table:table-cell office:value-type="float" office:value="155">
            <text:p>155</text:p>
          </table:table-cell>
          <table:table-cell/>
          <table:table-cell office:value-type="string">
            <text:p>volfs</text:p>
          </table:table-cell>
          <table:table-cell table:number-columns-repeated="1021"/>
        </table:table-row>
        <table:table-row table:style-name="ro1">
          <table:table-cell office:value-type="float" office:value="156">
            <text:p>156</text:p>
          </table:table-cell>
          <table:table-cell/>
          <table:table-cell office:value-type="string">
            <text:p>volname</text:p>
          </table:table-cell>
          <table:table-cell table:number-columns-repeated="1021"/>
        </table:table-row>
        <table:table-row table:style-name="ro1">
          <table:table-cell office:value-type="float" office:value="160">
            <text:p>160</text:p>
          </table:table-cell>
          <table:table-cell table:number-columns-repeated="7"/>
          <table:table-cell office:value-type="string">
            <text:p>License</text:p>
          </table:table-cell>
          <table:table-cell table:number-columns-repeated="1015"/>
        </table:table-row>
        <table:table-row table:style-name="ro1">
          <table:table-cell office:value-type="float" office:value="161">
            <text:p>161</text:p>
          </table:table-cell>
          <table:table-cell table:number-columns-repeated="7"/>
          <table:table-cell office:value-type="string">
            <text:p>Lserial</text:p>
          </table:table-cell>
          <table:table-cell table:number-columns-repeated="1015"/>
        </table:table-row>
        <table:table-row table:style-name="ro1">
          <table:table-cell office:value-type="float" office:value="162">
            <text:p>162</text:p>
          </table:table-cell>
          <table:table-cell table:number-columns-repeated="7"/>
          <table:table-cell office:value-type="string">
            <text:p>Loth.ser</text:p>
          </table:table-cell>
          <table:table-cell office:value-type="string">
            <text:p>otherser</text:p>
          </table:table-cell>
          <table:table-cell table:number-columns-repeated="1014"/>
        </table:table-row>
        <table:table-row table:style-name="ro1">
          <table:table-cell office:value-type="float" office:value="163">
            <text:p>163</text:p>
          </table:table-cell>
          <table:table-cell table:number-columns-repeated="7"/>
          <table:table-cell office:value-type="string">
            <text:p>Lnumber</text:p>
          </table:table-cell>
          <table:table-cell table:number-columns-repeated="1015"/>
        </table:table-row>
        <table:table-row table:style-name="ro1">
          <table:table-cell office:value-type="float" office:value="164">
            <text:p>164</text:p>
          </table:table-cell>
          <table:table-cell table:number-columns-repeated="7"/>
          <table:table-cell office:value-type="string">
            <text:p>Lname</text:p>
          </table:table-cell>
          <table:table-cell table:number-columns-repeated="1015"/>
        </table:table-row>
        <table:table-row table:style-name="ro1">
          <table:table-cell office:value-type="float" office:value="165">
            <text:p>165</text:p>
          </table:table-cell>
          <table:table-cell table:number-columns-repeated="7"/>
          <table:table-cell office:value-type="string">
            <text:p>Lcomment</text:p>
          </table:table-cell>
          <table:table-cell table:number-columns-repeated="1015"/>
        </table:table-row>
        <table:table-row table:style-name="ro1">
          <table:table-cell office:value-type="float" office:value="166">
            <text:p>166</text:p>
          </table:table-cell>
          <table:table-cell table:number-columns-repeated="7"/>
          <table:table-cell office:value-type="string">
            <text:p>Lexpire</text:p>
          </table:table-cell>
          <table:table-cell table:number-columns-repeated="1015"/>
        </table:table-row>
        <table:table-row table:style-name="ro1">
          <table:table-cell office:value-type="float" office:value="170">
            <text:p>170</text:p>
          </table:table-cell>
          <table:table-cell table:number-columns-repeated="7"/>
          <table:table-cell office:value-type="string">
            <text:p>Vcomment</text:p>
          </table:table-cell>
          <table:table-cell table:number-columns-repeated="1015"/>
        </table:table-row>
        <table:table-row table:style-name="ro2" table:number-rows-repeated="654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25/10/2009</text:date>, <text:time>07:5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25T07:52:10</dc:date>
    <meta:generator>OpenOffice.org/3.1$Unix OpenOffice.org_project/310m19$Build-9420</meta:generator>
    <meta:editing-duration>PT00H18M02S</meta:editing-duration>
    <meta:editing-cycles>4</meta:editing-cycles>
    <meta:document-statistic meta:table-count="1" meta:cell-count="795" meta:object-count="0"/>
  </office:meta>
</office:document-meta>
</file>